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0E587BBAA8E15AAED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858cm" svg:height="6.058cm" svg:x="1cm" svg:y="1.642cm">
          <draw:image xlink:href="Pictures/10000000000002A3000000E587BBAA8E15AAED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5:22:35.706000000</meta:creation-date>
    <dc:date>2015-12-02T09:26:49.131000000</dc:date>
    <meta:editing-duration>PT3M52S</meta:editing-duration>
    <meta:editing-cycles>3</meta:editing-cycles>
    <meta:generator>LibreOffice/5.0.3.2$Windows_x86 LibreOffice_project/e5f16313668ac592c1bfb310f4390624e3dbfb75</meta:generator>
    <meta:document-statistic meta:object-count="1"/>
  </office:meta>
</office:document-meta>
</file>